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16_09-47-14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01074 E-139-34-49.050292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16_11-22-51_000.jpg</text:p>
          </table:table-cell>
          <table:table-cell table:style-name="ce22" office:value-type="string">
            <text:p>:m RES 1*1 / free# JVEMV6 59#5_1 / 59. medical / 5. 大腸</text:p>
          </table:table-cell>
          <table:table-cell table:style-name="ce2"/>
          <table:table-cell table:style-name="ce2"/>
          <table:table-cell table:style-name="ce2" office:value-type="string">
            <text:p>N-35-35-28.738403 E-139-34-49.270019</text:p>
          </table:table-cell>
          <table:table-cell table:style-name="ce32" table:formula="of:=IF([.E3]=&quot;&quot;;[.C3];CONCATENATE([.C3];&quot; / &quot;;[.E3]))" office:value-type="string" office:string-value=":m RES 1*1 / free# JVEMV6 59#5_1 / 59. medical / 5. 大腸">
            <text:p>:m RES 1*1 / free# JVEMV6 59#5_1 / 59. medical / 5. 大腸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16_12-31-38_000.jpg</text:p>
          </table:table-cell>
          <table:table-cell table:style-name="ce22" office:value-type="string">
            <text:p>:m RES 1-2*2 / free# JVEMV6 37#21.4_18 / 37. miscs of miscs / 21. math&amp;physics / 4. knot-theory / N+,Q-2.1.n,Q-3.n</text:p>
          </table:table-cell>
          <table:table-cell table:style-name="ce31"/>
          <table:table-cell table:style-name="ce2"/>
          <table:table-cell table:style-name="ce2" office:value-type="string">
            <text:p>N-35-35-28.697204 E-139-34-49.215087</text:p>
          </table:table-cell>
          <table:table-cell table:style-name="ce32" table:formula="of:=IF([.E4]=&quot;&quot;;[.C4];CONCATENATE([.C4];&quot; / &quot;;[.E4]))" office:value-type="string" office:string-value=":m RES 1-2*2 / free# JVEMV6 37#21.4_18 / 37. miscs of miscs / 21. math&amp;physics / 4. knot-theory / N+,Q-2.1.n,Q-3.n">
            <text:p>:m RES 1-2*2 / free# JVEMV6 37#21.4_18 / 37. miscs of miscs / 21. math&amp;physics / 4. knot-theory / N+,Q-2.1.n,Q-3.n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6_13-02-31_000.jpg</text:p>
          </table:table-cell>
          <table:table-cell table:style-name="ce22" office:value-type="string">
            <text:p>:m 食べた物　間食 / 味噌スープ</text:p>
          </table:table-cell>
          <table:table-cell table:style-name="ce14"/>
          <table:table-cell table:style-name="ce2"/>
          <table:table-cell table:style-name="ce2" office:value-type="string">
            <text:p>N-35-35-28.614807 E-139-34-49.050292</text:p>
          </table:table-cell>
          <table:table-cell table:style-name="ce32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6_14-38-12_000.jpg</text:p>
          </table:table-cell>
          <table:table-cell table:style-name="ce14" office:value-type="string">
            <text:p>:bookmemo 1-2*2 / ページメモ / 『私の中の日本軍』 / 著者=山本七平 / session-5 / p.29</text:p>
          </table:table-cell>
          <table:table-cell table:style-name="ce15"/>
          <table:table-cell table:style-name="ce2"/>
          <table:table-cell table:style-name="ce2" office:value-type="string">
            <text:p>N-35-35-28.573608 E-139-34-49.215087</text:p>
          </table:table-cell>
          <table:table-cell table:style-name="ce32" table:formula="of:=IF([.E6]=&quot;&quot;;[.C6];CONCATENATE([.C6];&quot; / &quot;;[.E6]))" office:value-type="string" office:string-value=":bookmemo 1-2*2 / ページメモ / 『私の中の日本軍』 / 著者=山本七平 / session-5 / p.29">
            <text:p>:bookmemo 1-2*2 / ページメモ / 『私の中の日本軍』 / 著者=山本七平 / session-5 / p.29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6_14-54-22_000.jpg</text:p>
          </table:table-cell>
          <table:table-cell table:style-name="ce15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587341 E-139-34-49.215087</text:p>
          </table:table-cell>
          <table:table-cell table:style-name="ce32" table:formula="of:=IF([.E7]=&quot;&quot;;[.C7];CONCATENATE([.C7];&quot; / &quot;;[.E7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16_15-47-23_000.jpg</text:p>
          </table:table-cell>
          <table:table-cell table:style-name="ce16" office:value-type="string">
            <text:p>:m 1*1 res / JVEMV6 41#7.10_1 / 41. economics / 7. topics / 10. trade-countries</text:p>
          </table:table-cell>
          <table:table-cell table:style-name="ce14"/>
          <table:table-cell table:style-name="ce2"/>
          <table:table-cell table:style-name="ce2" office:value-type="string">
            <text:p>N-35-35-28.710937 E-139-34-49.160156</text:p>
          </table:table-cell>
          <table:table-cell table:style-name="ce32" table:formula="of:=IF([.E8]=&quot;&quot;;[.C8];CONCATENATE([.C8];&quot; / &quot;;[.E8]))" office:value-type="string" office:string-value=":m 1*1 res / JVEMV6 41#7.10_1 / 41. economics / 7. topics / 10. trade-countries">
            <text:p>:m 1*1 res / JVEMV6 41#7.10_1 / 41. economics / 7. topics / 10. trade-countries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16_16-34-47_000.jpg</text:p>
          </table:table-cell>
          <table:table-cell table:style-name="ce22" office:value-type="string">
            <text:p>:m 1*1 RES / free / res-id=2X01 / theme=latin-america-history</text:p>
          </table:table-cell>
          <table:table-cell table:style-name="ce15"/>
          <table:table-cell table:style-name="ce2"/>
          <table:table-cell table:style-name="ce2" office:value-type="string">
            <text:p>N-35-35-28.079223 E-139-34-50.368652</text:p>
          </table:table-cell>
          <table:table-cell table:style-name="ce32" table:formula="of:=IF([.E9]=&quot;&quot;;[.C9];CONCATENATE([.C9];&quot; / &quot;;[.E9]))" office:value-type="string" office:string-value=":m 1*1 RES / free / res-id=2X01 / theme=latin-america-history">
            <text:p>:m 1*1 RES / free / res-id=2X01 / theme=latin-america-history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16_17-23-59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資料</text:p>
          </table:table-cell>
          <table:table-cell table:style-name="ce16"/>
          <table:table-cell table:style-name="ce2"/>
          <table:table-cell table:style-name="ce2" office:value-type="string">
            <text:p>N-35-35-28.738403 E-139-34-49.215087</text:p>
          </table:table-cell>
          <table:table-cell table:style-name="ce32" table:formula="of:=IF([.E10]=&quot;&quot;;[.C10];CONCATENATE([.C10];&quot; / &quot;;[.E10]))" office:value-type="string" office:string-value=":m 東和 PHOTO / 200717f / 入谷駅 / 大東建託　住信建託様ホテル計画 / １名 / ㈱アットライフ（大東建託） / 資料">
            <text:p>:m 東和 PHOTO / 200717f / 入谷駅 / 大東建託　住信建託様ホテル計画 / １名 / ㈱アットライフ（大東建託） / 資料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16_17-24-11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資料</text:p>
          </table:table-cell>
          <table:table-cell table:style-name="ce15"/>
          <table:table-cell table:style-name="ce2"/>
          <table:table-cell table:style-name="ce2" office:value-type="string">
            <text:p>N-35-35-28.738403 E-139-34-49.215087</text:p>
          </table:table-cell>
          <table:table-cell table:style-name="ce32" table:formula="of:=IF([.E11]=&quot;&quot;;[.C11];CONCATENATE([.C11];&quot; / &quot;;[.E11]))" office:value-type="string" office:string-value=":m 東和 PHOTO / 200717f / 入谷駅 / 大東建託　住信建託様ホテル計画 / １名 / ㈱アットライフ（大東建託） / 資料">
            <text:p>:m 東和 PHOTO / 200717f / 入谷駅 / 大東建託　住信建託様ホテル計画 / １名 / ㈱アットライフ（大東建託） / 資料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16_17-24-11_001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資料</text:p>
          </table:table-cell>
          <table:table-cell table:style-name="ce16"/>
          <table:table-cell table:style-name="ce2"/>
          <table:table-cell table:style-name="ce2" office:value-type="string">
            <text:p>N-35-35-28.738403 E-139-34-49.215087</text:p>
          </table:table-cell>
          <table:table-cell table:style-name="ce32" table:formula="of:=IF([.E12]=&quot;&quot;;[.C12];CONCATENATE([.C12];&quot; / &quot;;[.E12]))" office:value-type="string" office:string-value=":m 東和 PHOTO / 200717f / 入谷駅 / 大東建託　住信建託様ホテル計画 / １名 / ㈱アットライフ（大東建託） / 資料">
            <text:p>:m 東和 PHOTO / 200717f / 入谷駅 / 大東建託　住信建託様ホテル計画 / １名 / ㈱アットライフ（大東建託） / 資料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16_17-24-56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資料</text:p>
          </table:table-cell>
          <table:table-cell table:style-name="ce16"/>
          <table:table-cell table:style-name="ce2"/>
          <table:table-cell table:style-name="ce2" office:value-type="string">
            <text:p>N-35-35-28.738403 E-139-34-49.270019</text:p>
          </table:table-cell>
          <table:table-cell table:style-name="ce32" table:formula="of:=IF([.E13]=&quot;&quot;;[.C13];CONCATENATE([.C13];&quot; / &quot;;[.E13]))" office:value-type="string" office:string-value=":m 東和 PHOTO / 200717f / 入谷駅 / 大東建託　住信建託様ホテル計画 / １名 / ㈱アットライフ（大東建託） / 資料">
            <text:p>:m 東和 PHOTO / 200717f / 入谷駅 / 大東建託　住信建託様ホテル計画 / １名 / ㈱アットライフ（大東建託） / 資料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16_17-26-43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資料</text:p>
          </table:table-cell>
          <table:table-cell table:style-name="ce5"/>
          <table:table-cell table:style-name="ce2"/>
          <table:table-cell table:style-name="ce2" office:value-type="string">
            <text:p>N-35-35-28.62854 E-139-34-49.050292</text:p>
          </table:table-cell>
          <table:table-cell table:style-name="ce32" table:formula="of:=IF([.E14]=&quot;&quot;;[.C14];CONCATENATE([.C14];&quot; / &quot;;[.E14]))" office:value-type="string" office:string-value=":m 東和 PHOTO / 200717f / 入谷駅 / 大東建託　住信建託様ホテル計画 / １名 / ㈱アットライフ（大東建託） / 資料">
            <text:p>:m 東和 PHOTO / 200717f / 入谷駅 / 大東建託　住信建託様ホテル計画 / １名 / ㈱アットライフ（大東建託） / 資料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16_17-27-16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資料</text:p>
          </table:table-cell>
          <table:table-cell table:style-name="ce14"/>
          <table:table-cell table:style-name="ce2"/>
          <table:table-cell table:style-name="ce2" office:value-type="string">
            <text:p>N-35-35-28.683471 E-139-34-49.270019</text:p>
          </table:table-cell>
          <table:table-cell table:style-name="ce32" table:formula="of:=IF([.E15]=&quot;&quot;;[.C15];CONCATENATE([.C15];&quot; / &quot;;[.E15]))" office:value-type="string" office:string-value=":m 東和 PHOTO / 200717f / 入谷駅 / 大東建託　住信建託様ホテル計画 / １名 / ㈱アットライフ（大東建託） / 資料">
            <text:p>:m 東和 PHOTO / 200717f / 入谷駅 / 大東建託　住信建託様ホテル計画 / １名 / ㈱アットライフ（大東建託） / 資料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16_17-28-42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資料</text:p>
          </table:table-cell>
          <table:table-cell table:style-name="ce14"/>
          <table:table-cell table:style-name="ce2"/>
          <table:table-cell table:style-name="ce2" office:value-type="string">
            <text:p>N-35-35-28.587341 E-139-34-49.050292</text:p>
          </table:table-cell>
          <table:table-cell table:style-name="ce32" table:formula="of:=IF([.E16]=&quot;&quot;;[.C16];CONCATENATE([.C16];&quot; / &quot;;[.E16]))" office:value-type="string" office:string-value=":m 東和 PHOTO / 200717f / 入谷駅 / 大東建託　住信建託様ホテル計画 / １名 / ㈱アットライフ（大東建託） / 資料">
            <text:p>:m 東和 PHOTO / 200717f / 入谷駅 / 大東建託　住信建託様ホテル計画 / １名 / ㈱アットライフ（大東建託） / 資料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16_17-30-51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資料</text:p>
          </table:table-cell>
          <table:table-cell table:style-name="ce14"/>
          <table:table-cell table:style-name="ce2"/>
          <table:table-cell table:style-name="ce2" office:value-type="string">
            <text:p>N-35-35-28.518676 E-139-34-48.940429</text:p>
          </table:table-cell>
          <table:table-cell table:style-name="ce32" table:formula="of:=IF([.E17]=&quot;&quot;;[.C17];CONCATENATE([.C17];&quot; / &quot;;[.E17]))" office:value-type="string" office:string-value=":m 東和 PHOTO / 200717f / 入谷駅 / 大東建託　住信建託様ホテル計画 / １名 / ㈱アットライフ（大東建託） / 資料">
            <text:p>:m 東和 PHOTO / 200717f / 入谷駅 / 大東建託　住信建託様ホテル計画 / １名 / ㈱アットライフ（大東建託） / 資料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16_19-10-41_000.jpg</text:p>
          </table:table-cell>
          <table:table-cell table:style-name="ce14" office:value-type="string">
            <text:p>:bookmemo 1*1 / ページメモ / 『妙好人伝（日本思想大系５７　近世仏教の思想）』 / 著者=柏原、藤井、編 / session-1 / p.147</text:p>
          </table:table-cell>
          <table:table-cell table:style-name="ce15"/>
          <table:table-cell table:style-name="ce2"/>
          <table:table-cell table:style-name="ce2" office:value-type="string">
            <text:p>N-35-35-28.546142 E-139-34-49.160156</text:p>
          </table:table-cell>
          <table:table-cell table:style-name="ce32" table:formula="of:=IF([.E18]=&quot;&quot;;[.C18];CONCATENATE([.C18];&quot; / &quot;;[.E18]))" office:value-type="string" office:string-value=":bookmemo 1*1 / ページメモ / 『妙好人伝（日本思想大系５７　近世仏教の思想）』 / 著者=柏原、藤井、編 / session-1 / p.147">
            <text:p>:bookmemo 1*1 / ページメモ / 『妙好人伝（日本思想大系５７　近世仏教の思想）』 / 著者=柏原、藤井、編 / session-1 / p.14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16_20-20-58_000.jpg</text:p>
          </table:table-cell>
          <table:table-cell table:style-name="ce5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72467 E-139-34-49.215087</text:p>
          </table:table-cell>
          <table:table-cell table:style-name="ce32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16_22-26-20_000.jpg</text:p>
          </table:table-cell>
          <table:table-cell table:style-name="ce15" office:value-type="string">
            <text:p>:m :PHOTO 寝た時刻 / 2020</text:p>
          </table:table-cell>
          <table:table-cell table:style-name="ce14"/>
          <table:table-cell table:style-name="ce2"/>
          <table:table-cell table:style-name="ce2" office:value-type="string">
            <text:p>N-35-35-28.62854 E-139-34-49.489746</text:p>
          </table:table-cell>
          <table:table-cell table:style-name="ce32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17_04-08-51_000.jpg</text:p>
          </table:table-cell>
          <table:table-cell table:style-name="ce16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2" table:formula="of:=IF([.E21]=&quot;&quot;;[.C21];CONCATENATE([.C21];&quot; / &quot;;[.E21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17_04-35-00_000.jpg</text:p>
          </table:table-cell>
          <table:table-cell table:style-name="ce22" office:value-type="string">
            <text:p>:PHOTO 記録 / @自室　/ 身体；左脚 / 膝上；肉が垂れ下がっている</text:p>
          </table:table-cell>
          <table:table-cell table:style-name="ce16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22]=&quot;&quot;;[.C22];CONCATENATE([.C22];&quot; / &quot;;[.E22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020-07-17_04-35-11_000.jpg</text:p>
          </table:table-cell>
          <table:table-cell table:style-name="ce22" office:value-type="string">
            <text:p>:PHOTO 記録 / @自室　/ 身体；右脚 / 膝上；肉が垂れ下がっている</text:p>
          </table:table-cell>
          <table:table-cell table:style-name="ce13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23]=&quot;&quot;;[.C23];CONCATENATE([.C23];&quot; / &quot;;[.E23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2020-07-17_04-35-35_000.jpg</text:p>
          </table:table-cell>
          <table:table-cell table:style-name="ce19" office:value-type="string">
            <text:p>:m 記録 / 身体 / 右脚；脛 / 様子 / 一部が凹んでいる；もしくは、膨らんでいる / time=起きたあと；ダンス前</text:p>
          </table:table-cell>
          <table:table-cell table:style-name="ce2"/>
          <table:table-cell table:style-name="ce2"/>
          <table:table-cell table:style-name="ce2" office:value-type="string">
            <text:p>N-35-35-28.62854 E-139-34-49.489746</text:p>
          </table:table-cell>
          <table:table-cell table:style-name="ce32" table:formula="of:=IF([.E24]=&quot;&quot;;[.C24];CONCATENATE([.C24];&quot; / &quot;;[.E24]))" office:value-type="string" office:string-value=":m 記録 / 身体 / 右脚；脛 / 様子 / 一部が凹んでいる；もしくは、膨らんでいる / time=起きたあと；ダンス前">
            <text:p>:m 記録 / 身体 / 右脚；脛 / 様子 / 一部が凹んでいる；もしくは、膨らんでいる / time=起きたあと；ダンス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2020-07-17_04-50-52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56005 E-139-34-49.215087</text:p>
          </table:table-cell>
          <table:table-cell table:style-name="ce32" table:formula="of:=IF([.E25]=&quot;&quot;;[.C25];CONCATENATE([.C25];&quot; / &quot;;[.E25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2020-07-17_05-26-33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出発時間 / N-35-35-28.463745 E-139-34-49.599609</text:p>
          </table:table-cell>
          <table:table-cell table:style-name="ce15"/>
          <table:table-cell table:style-name="ce2" table:formula="of:=[.F26]" office:value-type="string" office:string-value="N-35-35-28.463745 E-139-34-49.599609">
            <text:p>N-35-35-28.463745 E-139-34-49.599609</text:p>
          </table:table-cell>
          <table:table-cell table:style-name="ce2" office:value-type="string">
            <text:p>N-35-35-28.463745 E-139-34-49.599609</text:p>
          </table:table-cell>
          <table:table-cell table:style-name="ce32" table:formula="of:=IF([.E26]=&quot;&quot;;[.C26];CONCATENATE([.C26];&quot; / &quot;;[.E26]))" office:value-type="string" office:string-value=":m 東和 PHOTO / 200717f / 入谷駅 / 大東建託　住信建託様ホテル計画 / １名 / ㈱アットライフ（大東建託） / 出発時間 / N-35-35-28.463745 E-139-34-49.599609 / N-35-35-28.463745 E-139-34-49.599609">
            <text:p>:m 東和 PHOTO / 200717f / 入谷駅 / 大東建託　住信建託様ホテル計画 / １名 / ㈱アットライフ（大東建託） / 出発時間 / N-35-35-28.463745 E-139-34-49.599609 / N-35-35-28.463745 E-139-34-49.59960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2020-07-17_07-07-34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現場状況 / N-35-43-13.817138 E-139-47-29.963378</text:p>
          </table:table-cell>
          <table:table-cell table:style-name="ce16"/>
          <table:table-cell table:style-name="ce2" table:formula="of:=[.F27]" office:value-type="string" office:string-value="N-35-43-13.817138 E-139-47-29.963378">
            <text:p>N-35-43-13.817138 E-139-47-29.963378</text:p>
          </table:table-cell>
          <table:table-cell table:style-name="ce2" office:value-type="string">
            <text:p>N-35-43-13.817138 E-139-47-29.963378</text:p>
          </table:table-cell>
          <table:table-cell table:style-name="ce32" table:formula="of:=IF([.E27]=&quot;&quot;;[.C27];CONCATENATE([.C27];&quot; / &quot;;[.E27]))" office:value-type="string" office:string-value=":m 東和 PHOTO / 200717f / 入谷駅 / 大東建託　住信建託様ホテル計画 / １名 / ㈱アットライフ（大東建託） / 現場状況 / N-35-43-13.817138 E-139-47-29.963378 / N-35-43-13.817138 E-139-47-29.963378">
            <text:p>:m 東和 PHOTO / 200717f / 入谷駅 / 大東建託　住信建託様ホテル計画 / １名 / ㈱アットライフ（大東建託） / 現場状況 / N-35-43-13.817138 E-139-47-29.963378 / N-35-43-13.817138 E-139-47-29.96337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2020-07-17_07-07-47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現場状況 / N-35-43-13.817138 E-139-47-29.963378</text:p>
          </table:table-cell>
          <table:table-cell table:style-name="ce15"/>
          <table:table-cell table:style-name="ce2" table:formula="of:=[.F28]" office:value-type="string" office:string-value="N-35-43-13.817138 E-139-47-29.963378">
            <text:p>N-35-43-13.817138 E-139-47-29.963378</text:p>
          </table:table-cell>
          <table:table-cell table:style-name="ce2" office:value-type="string">
            <text:p>N-35-43-13.817138 E-139-47-29.963378</text:p>
          </table:table-cell>
          <table:table-cell table:style-name="ce32" table:formula="of:=IF([.E28]=&quot;&quot;;[.C28];CONCATENATE([.C28];&quot; / &quot;;[.E28]))" office:value-type="string" office:string-value=":m 東和 PHOTO / 200717f / 入谷駅 / 大東建託　住信建託様ホテル計画 / １名 / ㈱アットライフ（大東建託） / 現場状況 / N-35-43-13.817138 E-139-47-29.963378 / N-35-43-13.817138 E-139-47-29.963378">
            <text:p>:m 東和 PHOTO / 200717f / 入谷駅 / 大東建託　住信建託様ホテル計画 / １名 / ㈱アットライフ（大東建託） / 現場状況 / N-35-43-13.817138 E-139-47-29.963378 / N-35-43-13.817138 E-139-47-29.96337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2020-07-17_07-07-54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現場状況 / N-35-43-14.39392 E-139-47-29.853515</text:p>
          </table:table-cell>
          <table:table-cell table:style-name="ce5"/>
          <table:table-cell table:style-name="ce2" table:formula="of:=[.F29]" office:value-type="string" office:string-value="N-35-43-14.39392 E-139-47-29.853515">
            <text:p>N-35-43-14.39392 E-139-47-29.853515</text:p>
          </table:table-cell>
          <table:table-cell table:style-name="ce2" office:value-type="string">
            <text:p>N-35-43-14.39392 E-139-47-29.853515</text:p>
          </table:table-cell>
          <table:table-cell table:style-name="ce32" table:formula="of:=IF([.E29]=&quot;&quot;;[.C29];CONCATENATE([.C29];&quot; / &quot;;[.E29]))" office:value-type="string" office:string-value=":m 東和 PHOTO / 200717f / 入谷駅 / 大東建託　住信建託様ホテル計画 / １名 / ㈱アットライフ（大東建託） / 現場状況 / N-35-43-14.39392 E-139-47-29.853515 / N-35-43-14.39392 E-139-47-29.853515">
            <text:p>:m 東和 PHOTO / 200717f / 入谷駅 / 大東建託　住信建託様ホテル計画 / １名 / ㈱アットライフ（大東建託） / 現場状況 / N-35-43-14.39392 E-139-47-29.853515 / N-35-43-14.39392 E-139-47-29.85351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2020-07-17_07-07-59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現場状況 / N-35-43-14.39392 E-139-47-29.853515</text:p>
          </table:table-cell>
          <table:table-cell table:style-name="ce14"/>
          <table:table-cell table:style-name="ce2" table:formula="of:=[.F30]" office:value-type="string" office:string-value="N-35-43-14.39392 E-139-47-29.853515">
            <text:p>N-35-43-14.39392 E-139-47-29.853515</text:p>
          </table:table-cell>
          <table:table-cell table:style-name="ce2" office:value-type="string">
            <text:p>N-35-43-14.39392 E-139-47-29.853515</text:p>
          </table:table-cell>
          <table:table-cell table:style-name="ce32" table:formula="of:=IF([.E30]=&quot;&quot;;[.C30];CONCATENATE([.C30];&quot; / &quot;;[.E30]))" office:value-type="string" office:string-value=":m 東和 PHOTO / 200717f / 入谷駅 / 大東建託　住信建託様ホテル計画 / １名 / ㈱アットライフ（大東建託） / 現場状況 / N-35-43-14.39392 E-139-47-29.853515 / N-35-43-14.39392 E-139-47-29.853515">
            <text:p>:m 東和 PHOTO / 200717f / 入谷駅 / 大東建託　住信建託様ホテル計画 / １名 / ㈱アットライフ（大東建託） / 現場状況 / N-35-43-14.39392 E-139-47-29.853515 / N-35-43-14.39392 E-139-47-29.85351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2020-07-17_07-13-23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血圧測定 / N-35-43-13.21289 E-139-47-29.963378</text:p>
          </table:table-cell>
          <table:table-cell table:style-name="ce15"/>
          <table:table-cell table:style-name="ce2" table:formula="of:=[.F31]" office:value-type="string" office:string-value="N-35-43-13.21289 E-139-47-29.963378">
            <text:p>N-35-43-13.21289 E-139-47-29.963378</text:p>
          </table:table-cell>
          <table:table-cell table:style-name="ce2" office:value-type="string">
            <text:p>N-35-43-13.21289 E-139-47-29.963378</text:p>
          </table:table-cell>
          <table:table-cell table:style-name="ce32" table:formula="of:=IF([.E31]=&quot;&quot;;[.C31];CONCATENATE([.C31];&quot; / &quot;;[.E31]))" office:value-type="string" office:string-value=":m 東和 PHOTO / 200717f / 入谷駅 / 大東建託　住信建託様ホテル計画 / １名 / ㈱アットライフ（大東建託） / 血圧測定 / N-35-43-13.21289 E-139-47-29.963378 / N-35-43-13.21289 E-139-47-29.963378">
            <text:p>:m 東和 PHOTO / 200717f / 入谷駅 / 大東建託　住信建託様ホテル計画 / １名 / ㈱アットライフ（大東建託） / 血圧測定 / N-35-43-13.21289 E-139-47-29.963378 / N-35-43-13.21289 E-139-47-29.96337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2020-07-17_08-29-49_000.jpg</text:p>
          </table:table-cell>
          <table:table-cell table:style-name="ce5" office:value-type="string">
            <text:p>:PHOTO 記録しておきたいもの / @田端駅、東和現場；詰所 / 壁の掲示物 / コロナ；「感染防止対策」 / N-35-43-13.817138 E-139-47-29.523925</text:p>
          </table:table-cell>
          <table:table-cell table:style-name="ce16"/>
          <table:table-cell table:style-name="ce2" table:formula="of:=[.F32]" office:value-type="string" office:string-value="N-35-43-13.817138 E-139-47-29.523925">
            <text:p>N-35-43-13.817138 E-139-47-29.523925</text:p>
          </table:table-cell>
          <table:table-cell table:style-name="ce2" office:value-type="string">
            <text:p>N-35-43-13.817138 E-139-47-29.523925</text:p>
          </table:table-cell>
          <table:table-cell table:style-name="ce32" table:formula="of:=IF([.E32]=&quot;&quot;;[.C32];CONCATENATE([.C32];&quot; / &quot;;[.E32]))" office:value-type="string" office:string-value=":PHOTO 記録しておきたいもの / @田端駅、東和現場；詰所 / 壁の掲示物 / コロナ；「感染防止対策」 / N-35-43-13.817138 E-139-47-29.523925 / N-35-43-13.817138 E-139-47-29.523925">
            <text:p>:PHOTO 記録しておきたいもの / @田端駅、東和現場；詰所 / 壁の掲示物 / コロナ；「感染防止対策」 / N-35-43-13.817138 E-139-47-29.523925 / N-35-43-13.817138 E-139-47-29.52392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2020-07-17_13-48-20_000.jpg</text:p>
          </table:table-cell>
          <table:table-cell table:style-name="ce5" office:value-type="string">
            <text:p>:PHOTO 面白いもの / @入谷駅；近く；東和現場への途中 / 記録用 / 歩道橋；撤去；工事中 / N-35-43-16.412658 E-139-47-16.450195</text:p>
          </table:table-cell>
          <table:table-cell table:style-name="ce2"/>
          <table:table-cell table:style-name="ce2" table:formula="of:=[.F33]" office:value-type="string" office:string-value="N-35-43-16.412658 E-139-47-16.450195">
            <text:p>N-35-43-16.412658 E-139-47-16.450195</text:p>
          </table:table-cell>
          <table:table-cell table:style-name="ce2" office:value-type="string">
            <text:p>N-35-43-16.412658 E-139-47-16.450195</text:p>
          </table:table-cell>
          <table:table-cell table:style-name="ce32" table:formula="of:=IF([.E33]=&quot;&quot;;[.C33];CONCATENATE([.C33];&quot; / &quot;;[.E33]))" office:value-type="string" office:string-value=":PHOTO 面白いもの / @入谷駅；近く；東和現場への途中 / 記録用 / 歩道橋；撤去；工事中 / N-35-43-16.412658 E-139-47-16.450195 / N-35-43-16.412658 E-139-47-16.450195">
            <text:p>:PHOTO 面白いもの / @入谷駅；近く；東和現場への途中 / 記録用 / 歩道橋；撤去；工事中 / N-35-43-16.412658 E-139-47-16.450195 / N-35-43-16.412658 E-139-47-16.45019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2020-07-17_13-48-26_000.jpg</text:p>
          </table:table-cell>
          <table:table-cell table:style-name="ce5" office:value-type="string">
            <text:p>:PHOTO 面白いもの / @入谷駅；近く；東和現場への途中 / 記録用 / 歩道橋；撤去；工事中 / N-35-43-16.0 E-139-47-16.0</text:p>
          </table:table-cell>
          <table:table-cell table:style-name="ce2"/>
          <table:table-cell table:style-name="ce2" table:formula="of:=[.F34]" office:value-type="string" office:string-value="N-35-43-16.0 E-139-47-16.0">
            <text:p>N-35-43-16.0 E-139-47-16.0</text:p>
          </table:table-cell>
          <table:table-cell table:style-name="ce2" office:value-type="string">
            <text:p>N-35-43-16.0 E-139-47-16.0</text:p>
          </table:table-cell>
          <table:table-cell table:style-name="ce32" table:formula="of:=IF([.E34]=&quot;&quot;;[.C34];CONCATENATE([.C34];&quot; / &quot;;[.E34]))" office:value-type="string" office:string-value=":PHOTO 面白いもの / @入谷駅；近く；東和現場への途中 / 記録用 / 歩道橋；撤去；工事中 / N-35-43-16.0 E-139-47-16.0 / N-35-43-16.0 E-139-47-16.0">
            <text:p>:PHOTO 面白いもの / @入谷駅；近く；東和現場への途中 / 記録用 / 歩道橋；撤去；工事中 / N-35-43-16.0 E-139-47-16.0 / N-35-43-16.0 E-139-47-16.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2020-07-17_13-48-40_000.jpg</text:p>
          </table:table-cell>
          <table:table-cell table:style-name="ce5" office:value-type="string">
            <text:p>:PHOTO 面白いもの / @入谷駅；近く；東和現場への途中 / 記録用 / 歩道橋；撤去；工事中 / N-35-43-16.357727 E-139-47-16.340332</text:p>
          </table:table-cell>
          <table:table-cell table:style-name="ce2"/>
          <table:table-cell table:style-name="ce2" table:formula="of:=[.F35]" office:value-type="string" office:string-value="N-35-43-16.357727 E-139-47-16.340332">
            <text:p>N-35-43-16.357727 E-139-47-16.340332</text:p>
          </table:table-cell>
          <table:table-cell table:style-name="ce2" office:value-type="string">
            <text:p>N-35-43-16.357727 E-139-47-16.340332</text:p>
          </table:table-cell>
          <table:table-cell table:style-name="ce32" table:formula="of:=IF([.E35]=&quot;&quot;;[.C35];CONCATENATE([.C35];&quot; / &quot;;[.E35]))" office:value-type="string" office:string-value=":PHOTO 面白いもの / @入谷駅；近く；東和現場への途中 / 記録用 / 歩道橋；撤去；工事中 / N-35-43-16.357727 E-139-47-16.340332 / N-35-43-16.357727 E-139-47-16.340332">
            <text:p>:PHOTO 面白いもの / @入谷駅；近く；東和現場への途中 / 記録用 / 歩道橋；撤去；工事中 / N-35-43-16.357727 E-139-47-16.340332 / N-35-43-16.357727 E-139-47-16.34033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2020-07-17_13-49-07_000.jpg</text:p>
          </table:table-cell>
          <table:table-cell table:style-name="ce5" office:value-type="string">
            <text:p>:PHOTO 面白いもの / @入谷駅；近く；東和現場への途中 / 記録用 / 歩道橋；撤去；工事中 / N-35-43-16.385192 E-139-47-16.2854</text:p>
          </table:table-cell>
          <table:table-cell table:style-name="ce2"/>
          <table:table-cell table:style-name="ce2" table:formula="of:=[.F36]" office:value-type="string" office:string-value="N-35-43-16.385192 E-139-47-16.2854">
            <text:p>N-35-43-16.385192 E-139-47-16.2854</text:p>
          </table:table-cell>
          <table:table-cell table:style-name="ce2" office:value-type="string">
            <text:p>N-35-43-16.385192 E-139-47-16.2854</text:p>
          </table:table-cell>
          <table:table-cell table:style-name="ce32" table:formula="of:=IF([.E36]=&quot;&quot;;[.C36];CONCATENATE([.C36];&quot; / &quot;;[.E36]))" office:value-type="string" office:string-value=":PHOTO 面白いもの / @入谷駅；近く；東和現場への途中 / 記録用 / 歩道橋；撤去；工事中 / N-35-43-16.385192 E-139-47-16.2854 / N-35-43-16.385192 E-139-47-16.2854">
            <text:p>:PHOTO 面白いもの / @入谷駅；近く；東和現場への途中 / 記録用 / 歩道橋；撤去；工事中 / N-35-43-16.385192 E-139-47-16.2854 / N-35-43-16.385192 E-139-47-16.285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2020-07-17_13-52-22_000.jpg</text:p>
          </table:table-cell>
          <table:table-cell table:style-name="ce5" office:value-type="string">
            <text:p>:PHOTO 面白いもの / @入谷駅；近く；東和現場への途中 / 記録用 / 「合鴨農法米」 / N-35-43-16.289062 E-139-47-12.000732</text:p>
          </table:table-cell>
          <table:table-cell table:style-name="ce2"/>
          <table:table-cell table:style-name="ce2" table:formula="of:=[.F37]" office:value-type="string" office:string-value="N-35-43-16.289062 E-139-47-12.000732">
            <text:p>N-35-43-16.289062 E-139-47-12.000732</text:p>
          </table:table-cell>
          <table:table-cell table:style-name="ce2" office:value-type="string">
            <text:p>N-35-43-16.289062 E-139-47-12.000732</text:p>
          </table:table-cell>
          <table:table-cell table:style-name="ce32" table:formula="of:=IF([.E37]=&quot;&quot;;[.C37];CONCATENATE([.C37];&quot; / &quot;;[.E37]))" office:value-type="string" office:string-value=":PHOTO 面白いもの / @入谷駅；近く；東和現場への途中 / 記録用 / 「合鴨農法米」 / N-35-43-16.289062 E-139-47-12.000732 / N-35-43-16.289062 E-139-47-12.000732">
            <text:p>:PHOTO 面白いもの / @入谷駅；近く；東和現場への途中 / 記録用 / 「合鴨農法米」 / N-35-43-16.289062 E-139-47-12.000732 / N-35-43-16.289062 E-139-47-12.00073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2020-07-17_13-52-54_000.jpg</text:p>
          </table:table-cell>
          <table:table-cell table:style-name="ce5" office:value-type="string">
            <text:p>:PHOTO 面白いもの / @入谷駅；近く；東和現場への途中 / 記録用 / ペットボトルで稲を育てている / N-35-43-16.206665 E-139-47-11.61621</text:p>
          </table:table-cell>
          <table:table-cell table:style-name="ce2"/>
          <table:table-cell table:style-name="ce2" table:formula="of:=[.F38]" office:value-type="string" office:string-value="N-35-43-16.206665 E-139-47-11.61621">
            <text:p>N-35-43-16.206665 E-139-47-11.61621</text:p>
          </table:table-cell>
          <table:table-cell table:style-name="ce2" office:value-type="string">
            <text:p>N-35-43-16.206665 E-139-47-11.61621</text:p>
          </table:table-cell>
          <table:table-cell table:style-name="ce32" table:formula="of:=IF([.E38]=&quot;&quot;;[.C38];CONCATENATE([.C38];&quot; / &quot;;[.E38]))" office:value-type="string" office:string-value=":PHOTO 面白いもの / @入谷駅；近く；東和現場への途中 / 記録用 / ペットボトルで稲を育てている / N-35-43-16.206665 E-139-47-11.61621 / N-35-43-16.206665 E-139-47-11.61621">
            <text:p>:PHOTO 面白いもの / @入谷駅；近く；東和現場への途中 / 記録用 / ペットボトルで稲を育てている / N-35-43-16.206665 E-139-47-11.61621 / N-35-43-16.206665 E-139-47-11.6162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2020-07-17_18-18-07_000.jpg</text:p>
          </table:table-cell>
          <table:table-cell table:style-name="ce14" office:value-type="string">
            <text:p>:bookmemo 1*1 / ページメモ / 『私の中の日本軍』 / 著者=山本七平 / session-6 / p.34</text:p>
          </table:table-cell>
          <table:table-cell table:style-name="ce23"/>
          <table:table-cell table:style-name="ce2"/>
          <table:table-cell table:style-name="ce2" office:value-type="string">
            <text:p>N-35-35-28.532409 E-139-34-49.105224</text:p>
          </table:table-cell>
          <table:table-cell table:style-name="ce32" table:formula="of:=IF([.E39]=&quot;&quot;;[.C39];CONCATENATE([.C39];&quot; / &quot;;[.E39]))" office:value-type="string" office:string-value=":bookmemo 1*1 / ページメモ / 『私の中の日本軍』 / 著者=山本七平 / session-6 / p.34">
            <text:p>:bookmemo 1*1 / ページメモ / 『私の中の日本軍』 / 著者=山本七平 / session-6 / p.3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2020-07-17_18-18-56_000.jpg</text:p>
          </table:table-cell>
          <table:table-cell table:style-name="ce19" office:value-type="string">
            <text:p>:m :th / これからの日本に必要なもの；鎮魂</text:p>
          </table:table-cell>
          <table:table-cell table:style-name="ce13"/>
          <table:table-cell table:style-name="ce2"/>
          <table:table-cell table:style-name="ce2" office:value-type="string">
            <text:p>N-35-35-28.710937 E-139-34-49.215087</text:p>
          </table:table-cell>
          <table:table-cell table:style-name="ce32" table:formula="of:=IF([.E40]=&quot;&quot;;[.C40];CONCATENATE([.C40];&quot; / &quot;;[.E40]))" office:value-type="string" office:string-value=":m :th / これからの日本に必要なもの；鎮魂">
            <text:p>:m :th / これからの日本に必要なもの；鎮魂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2020-07-17_18-30-46_000.jpg</text:p>
          </table:table-cell>
          <table:table-cell table:style-name="ce16" office:value-type="string">
            <text:p>:m 東和 PHOTO / 200717f / 入谷駅 / 大東建託　住信建託様ホテル計画 / １名 / ㈱アットライフ（大東建託） / 日報</text:p>
          </table:table-cell>
          <table:table-cell table:style-name="ce23"/>
          <table:table-cell table:style-name="ce2"/>
          <table:table-cell table:style-name="ce2" office:value-type="string">
            <text:p>N-35-35-28.62854 E-139-34-49.489746</text:p>
          </table:table-cell>
          <table:table-cell table:style-name="ce32" table:formula="of:=IF([.E41]=&quot;&quot;;[.C41];CONCATENATE([.C41];&quot; / &quot;;[.E41]))" office:value-type="string" office:string-value=":m 東和 PHOTO / 200717f / 入谷駅 / 大東建託　住信建託様ホテル計画 / １名 / ㈱アットライフ（大東建託） / 日報">
            <text:p>:m 東和 PHOTO / 200717f / 入谷駅 / 大東建託　住信建託様ホテル計画 / １名 / ㈱アットライフ（大東建託） / 日報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2020-07-17_19-12-06_000.jpg</text:p>
          </table:table-cell>
          <table:table-cell table:style-name="ce19" office:value-type="string">
            <text:p>:m music / log / kb / || s.1:genr=et-prev,chor=E,tempo=60,R=1,memo=+:log-file:sec-1,file=2020-07-16_18-30-10_000.mp4</text:p>
          </table:table-cell>
          <table:table-cell table:style-name="ce2"/>
          <table:table-cell table:style-name="ce2"/>
          <table:table-cell table:style-name="ce2" office:value-type="string">
            <text:p>N-35-35-28.669738 E-139-34-49.160156</text:p>
          </table:table-cell>
          <table:table-cell table:style-name="ce32" table:formula="of:=IF([.E42]=&quot;&quot;;[.C42];CONCATENATE([.C42];&quot; / &quot;;[.E42]))" office:value-type="string" office:string-value=":m music / log / kb / || s.1:genr=et-prev,chor=E,tempo=60,R=1,memo=+:log-file:sec-1,file=2020-07-16_18-30-10_000.mp4">
            <text:p>:m music / log / kb / || s.1:genr=et-prev,chor=E,tempo=60,R=1,memo=+:log-file:sec-1,file=2020-07-16_18-30-10_000.mp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string">
            <text:p>2020-07-17_21-00-06_000.jpg</text:p>
          </table:table-cell>
          <table:table-cell table:style-name="ce5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642272 E-139-34-49.434814</text:p>
          </table:table-cell>
          <table:table-cell table:style-name="ce32" table:formula="of:=IF([.E43]=&quot;&quot;;[.C43];CONCATENATE([.C43];&quot; / &quot;;[.E43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2020-07-18_00-37-20_000.jpg</text:p>
          </table:table-cell>
          <table:table-cell table:style-name="ce15" office:value-type="string">
            <text:p>:m :PHOTO 寝た時刻 / 2020</text:p>
          </table:table-cell>
          <table:table-cell table:style-name="ce2"/>
          <table:table-cell table:style-name="ce2"/>
          <table:table-cell table:style-name="ce2" office:value-type="string">
            <text:p>N-35-35-28.326416 E-139-34-49.544677</text:p>
          </table:table-cell>
          <table:table-cell table:style-name="ce32" table:formula="of:=IF([.E44]=&quot;&quot;;[.C44];CONCATENATE([.C44];&quot; / &quot;;[.E44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2020-07-18_07-13-26_000.jpg</text:p>
          </table:table-cell>
          <table:table-cell table:style-name="ce16" office:value-type="string">
            <text:p>:m :PHOTO 起きた時刻 / 2020</text:p>
          </table:table-cell>
          <table:table-cell table:style-name="ce2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2" table:formula="of:=IF([.E45]=&quot;&quot;;[.C45];CONCATENATE([.C45];&quot; / &quot;;[.E45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2020-07-18_07-15-33_000.jpg</text:p>
          </table:table-cell>
          <table:table-cell table:style-name="ce5" office:value-type="string">
            <text:p>:PHOTO 記録用 / @自宅；東側；洗面所から見える；東の犬走り / 自然観察 / 花 / N-35-35-28.861999 E-139-34-49.764404</text:p>
          </table:table-cell>
          <table:table-cell table:style-name="ce2"/>
          <table:table-cell table:style-name="ce2" table:formula="of:=[.F46]" office:value-type="string" office:string-value="N-35-35-28.861999 E-139-34-49.764404">
            <text:p>N-35-35-28.861999 E-139-34-49.764404</text:p>
          </table:table-cell>
          <table:table-cell table:style-name="ce2" office:value-type="string">
            <text:p>N-35-35-28.861999 E-139-34-49.764404</text:p>
          </table:table-cell>
          <table:table-cell table:style-name="ce32" table:formula="of:=IF([.E46]=&quot;&quot;;[.C46];CONCATENATE([.C46];&quot; / &quot;;[.E46]))" office:value-type="string" office:string-value=":PHOTO 記録用 / @自宅；東側；洗面所から見える；東の犬走り / 自然観察 / 花 / N-35-35-28.861999 E-139-34-49.764404 / N-35-35-28.861999 E-139-34-49.764404">
            <text:p>:PHOTO 記録用 / @自宅；東側；洗面所から見える；東の犬走り / 自然観察 / 花 / N-35-35-28.861999 E-139-34-49.764404 / N-35-35-28.861999 E-139-34-49.76440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2020-07-18_07-50-45_000.jpg</text:p>
          </table:table-cell>
          <table:table-cell table:style-name="ce22" office:value-type="string">
            <text:p>:PHOTO 記録 / @自室　/ 身体；左脚 / 膝上；肉が垂れ下がっている</text:p>
          </table:table-cell>
          <table:table-cell table:style-name="ce2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47]=&quot;&quot;;[.C47];CONCATENATE([.C47];&quot; / &quot;;[.E47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2020-07-18_07-50-55_000.jpg</text:p>
          </table:table-cell>
          <table:table-cell table:style-name="ce22" office:value-type="string">
            <text:p>:PHOTO 記録 / @自室　/ 身体；右脚 / 膝上；肉が垂れ下がっている</text:p>
          </table:table-cell>
          <table:table-cell table:style-name="ce2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48]=&quot;&quot;;[.C48];CONCATENATE([.C48];&quot; / &quot;;[.E48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2020-07-18_07-51-08_000.jpg</text:p>
          </table:table-cell>
          <table:table-cell table:style-name="ce19" office:value-type="string">
            <text:p>:m 記録 / 身体 / 右脚；脛 / 様子 / 一部が凹んでいる；もしくは、膨らんでいる / time=起きたあと；ダンス前</text:p>
          </table:table-cell>
          <table:table-cell table:style-name="ce2"/>
          <table:table-cell table:style-name="ce2"/>
          <table:table-cell table:style-name="ce2" office:value-type="string">
            <text:p>N-35-35-28.62854 E-139-34-49.050292</text:p>
          </table:table-cell>
          <table:table-cell table:style-name="ce32" table:formula="of:=IF([.E49]=&quot;&quot;;[.C49];CONCATENATE([.C49];&quot; / &quot;;[.E49]))" office:value-type="string" office:string-value=":m 記録 / 身体 / 右脚；脛 / 様子 / 一部が凹んでいる；もしくは、膨らんでいる / time=起きたあと；ダンス前">
            <text:p>:m 記録 / 身体 / 右脚；脛 / 様子 / 一部が凹んでいる；もしくは、膨らんでいる / time=起きたあと；ダンス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16_18-30-10_000.mp4</text:p>
          </table:table-cell>
          <table:table-cell table:style-name="ce5" office:value-type="string">
            <text:p>:VIDEO / @自宅 / メモ / kb,keyboard / 演奏、play / k-2020-0716-1 / genr=et-N,chor=EM7,RH=notes,LH=arpeggio:downward,memo=+:log-file:sec-1,R=1,ref=2020-07-15_18-48-43_000.mp4</text:p>
          </table:table-cell>
          <table:table-cell table:style-name="ce2"/>
          <table:table-cell table:style-name="ce2"/>
          <table:table-cell table:style-name="ce2"/>
          <table:table-cell table:style-name="ce32" table:formula="of:=IF([.E50]=&quot;&quot;;[.C50];CONCATENATE([.C50];&quot; / &quot;;[.E50]))" office:value-type="string" office:string-value=":VIDEO / @自宅 / メモ / kb,keyboard / 演奏、play / k-2020-0716-1 / genr=et-N,chor=EM7,RH=notes,LH=arpeggio:downward,memo=+:log-file:sec-1,R=1,ref=2020-07-15_18-48-43_000.mp4">
            <text:p>:VIDEO / @自宅 / メモ / kb,keyboard / 演奏、play / k-2020-0716-1 / genr=et-N,chor=EM7,RH=notes,LH=arpeggio:downward,memo=+:log-file:sec-1,R=1,ref=2020-07-15_18-48-43_000.mp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6_18-39-39_000.mp4</text:p>
          </table:table-cell>
          <table:table-cell table:style-name="ce5" office:value-type="string">
            <text:p>:VIDEO / @自宅 / メモ / kb,keyboard / 演奏、play / k-2020-0716-2 / genr=res-N,memo=+:log-file:sec-2,for=M7+scale-on-next-chord,R=2,LH=DM7,RH=melody-in-EM7</text:p>
          </table:table-cell>
          <table:table-cell table:style-name="ce2"/>
          <table:table-cell table:style-name="ce2"/>
          <table:table-cell table:style-name="ce2"/>
          <table:table-cell table:style-name="ce32" table:formula="of:=IF([.E51]=&quot;&quot;;[.C51];CONCATENATE([.C51];&quot; / &quot;;[.E51]))" office:value-type="string" office:string-value=":VIDEO / @自宅 / メモ / kb,keyboard / 演奏、play / k-2020-0716-2 / genr=res-N,memo=+:log-file:sec-2,for=M7+scale-on-next-chord,R=2,LH=DM7,RH=melody-in-EM7">
            <text:p>:VIDEO / @自宅 / メモ / kb,keyboard / 演奏、play / k-2020-0716-2 / genr=res-N,memo=+:log-file:sec-2,for=M7+scale-on-next-chord,R=2,LH=DM7,RH=melody-in-EM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7_18-54-52_000.mp4</text:p>
          </table:table-cell>
          <table:table-cell table:style-name="ce5" office:value-type="string">
            <text:p>:VIDEO / @自宅 / メモ / kb,keyboard / 演奏、play / k-2020-0717-1 / genr=et-prev,chor=E,tempo=60,R=1,memo=+:log-file:sec-1,file=2020-07-16_18-30-10_000.mp4</text:p>
          </table:table-cell>
          <table:table-cell table:style-name="ce2"/>
          <table:table-cell table:style-name="ce2"/>
          <table:table-cell table:style-name="ce2"/>
          <table:table-cell table:style-name="ce32" table:formula="of:=IF([.E52]=&quot;&quot;;[.C52];CONCATENATE([.C52];&quot; / &quot;;[.E52]))" office:value-type="string" office:string-value=":VIDEO / @自宅 / メモ / kb,keyboard / 演奏、play / k-2020-0717-1 / genr=et-prev,chor=E,tempo=60,R=1,memo=+:log-file:sec-1,file=2020-07-16_18-30-10_000.mp4">
            <text:p>:VIDEO / @自宅 / メモ / kb,keyboard / 演奏、play / k-2020-0717-1 / genr=et-prev,chor=E,tempo=60,R=1,memo=+:log-file:sec-1,file=2020-07-16_18-30-10_000.mp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3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1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1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2020/07/18</text:date>, <text:time>09:45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18T09:45:23.93</dc:date>
    <dc:creator>iwabuchi ken</dc:creator>
    <meta:editing-duration>P23DT43M6S</meta:editing-duration>
    <meta:editing-cycles>8938</meta:editing-cycles>
    <meta:document-statistic meta:table-count="1" meta:cell-count="560" meta:object-count="0"/>
  </office:meta>
</office:document-meta>
</file>